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05781a" officeooo:paragraph-rsid="0005781a" style:font-style-asian="normal" style:font-style-complex="normal"/>
    </style:style>
    <style:style style:name="P2" style:family="paragraph" style:parent-style-name="Standard">
      <style:paragraph-properties fo:text-align="justify" style:justify-single-word="false"/>
      <style:text-properties fo:font-style="normal" officeooo:rsid="0006bf63" officeooo:paragraph-rsid="00062f98" style:font-style-asian="normal" style:font-style-complex="normal"/>
    </style:style>
    <style:style style:name="P3" style:family="paragraph" style:parent-style-name="Standard">
      <style:paragraph-properties fo:text-align="justify" style:justify-single-word="false"/>
      <style:text-properties fo:font-style="normal" officeooo:rsid="000ff8e8" officeooo:paragraph-rsid="000ff8e8" style:font-style-asian="normal" style:font-style-complex="normal"/>
    </style:style>
    <style:style style:name="P4" style:family="paragraph" style:parent-style-name="Standard">
      <style:paragraph-properties fo:text-align="justify" style:justify-single-word="false"/>
      <style:text-properties fo:font-style="normal" fo:font-weight="bold" officeooo:rsid="000ff8e8" officeooo:paragraph-rsid="000ff8e8"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11185b" officeooo:paragraph-rsid="0011185b"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29f02" officeooo:paragraph-rsid="00129f02"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rsid="0002d293" officeooo:paragraph-rsid="0005781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1e3208" officeooo:paragraph-rsid="001e3208"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normal" officeooo:rsid="00083cab" officeooo:paragraph-rsid="00083cab"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1185b" officeooo:paragraph-rsid="000ff8e8"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1185b" officeooo:paragraph-rsid="0011185b"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weight="bold" officeooo:rsid="00083cab" officeooo:paragraph-rsid="00083cab" style:font-weight-asian="bold" style:font-weight-complex="bold"/>
    </style:style>
    <style:style style:name="P13" style:family="paragraph" style:parent-style-name="Standard">
      <style:paragraph-properties fo:text-align="justify" style:justify-single-word="false"/>
      <style:text-properties fo:font-weight="bold" officeooo:rsid="000b4f26" officeooo:paragraph-rsid="000b4f26" style:font-weight-asian="bold" style:font-weight-complex="bold"/>
    </style:style>
    <style:style style:name="P14" style:family="paragraph" style:parent-style-name="Standard">
      <style:paragraph-properties fo:text-align="justify" style:justify-single-word="false"/>
      <style:text-properties fo:font-weight="bold" officeooo:rsid="0002d293" officeooo:paragraph-rsid="0002d293" style:font-weight-asian="bold" style:font-weight-complex="bold"/>
    </style:style>
    <style:style style:name="P15" style:family="paragraph" style:parent-style-name="Standard">
      <style:paragraph-properties fo:text-align="justify" style:justify-single-word="false"/>
      <style:text-properties fo:font-weight="bold" officeooo:rsid="0013347b" officeooo:paragraph-rsid="0013347b" style:font-weight-asian="bold" style:font-weight-complex="bold"/>
    </style:style>
    <style:style style:name="P16" style:family="paragraph" style:parent-style-name="Standard">
      <style:paragraph-properties fo:text-align="center" style:justify-single-word="false"/>
      <style:text-properties fo:font-weight="bold" officeooo:rsid="00169a4d" officeooo:paragraph-rsid="00169a4d" style:font-weight-asian="bold" style:font-weight-complex="bold"/>
    </style:style>
    <style:style style:name="P17" style:family="paragraph" style:parent-style-name="Standard">
      <style:paragraph-properties fo:text-align="justify" style:justify-single-word="false"/>
      <style:text-properties fo:font-weight="bold" officeooo:rsid="001d1fd9" officeooo:paragraph-rsid="001d1fd9" style:font-weight-asian="bold" style:font-weight-complex="bold"/>
    </style:style>
    <style:style style:name="P18" style:family="paragraph" style:parent-style-name="Standard">
      <style:paragraph-properties fo:text-align="justify" style:justify-single-word="false"/>
      <style:text-properties officeooo:rsid="00062f98" officeooo:paragraph-rsid="00062f98"/>
    </style:style>
    <style:style style:name="P19" style:family="paragraph" style:parent-style-name="Standard">
      <style:paragraph-properties fo:text-align="justify" style:justify-single-word="false"/>
      <style:text-properties officeooo:rsid="0013347b" officeooo:paragraph-rsid="0013347b"/>
    </style:style>
    <style:style style:name="P20" style:family="paragraph" style:parent-style-name="Standard">
      <style:paragraph-properties fo:text-align="justify" style:justify-single-word="false"/>
      <style:text-properties officeooo:rsid="0014d918" officeooo:paragraph-rsid="0014d918"/>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3347b"/>
    </style:style>
    <style:style style:name="P23" style:family="paragraph" style:parent-style-name="Standard">
      <style:paragraph-properties fo:text-align="justify" style:justify-single-word="false"/>
      <style:text-properties officeooo:paragraph-rsid="0005781a"/>
    </style:style>
    <style:style style:name="P24" style:family="paragraph" style:parent-style-name="Standard">
      <style:paragraph-properties fo:text-align="justify" style:justify-single-word="false"/>
      <style:text-properties officeooo:rsid="0002d293" officeooo:paragraph-rsid="0002d293"/>
    </style:style>
    <style:style style:name="P25" style:family="paragraph" style:parent-style-name="Standard">
      <style:paragraph-properties fo:text-align="justify" style:justify-single-word="false"/>
      <style:text-properties officeooo:rsid="00037c5b" officeooo:paragraph-rsid="00037c5b"/>
    </style:style>
    <style:style style:name="P26" style:family="paragraph" style:parent-style-name="Standard">
      <style:paragraph-properties fo:text-align="justify" style:justify-single-word="false"/>
      <style:text-properties officeooo:rsid="0005781a" officeooo:paragraph-rsid="0005781a"/>
    </style:style>
    <style:style style:name="P27" style:family="paragraph" style:parent-style-name="Standard">
      <style:paragraph-properties fo:text-align="justify" style:justify-single-word="false"/>
      <style:text-properties officeooo:rsid="0005781a" officeooo:paragraph-rsid="00037c5b"/>
    </style:style>
    <style:style style:name="P28" style:family="paragraph" style:parent-style-name="Standard">
      <style:paragraph-properties fo:text-align="justify" style:justify-single-word="false"/>
      <style:text-properties fo:font-style="normal" fo:font-weight="normal" officeooo:rsid="001e3208" officeooo:paragraph-rsid="001e320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ec218" officeooo:paragraph-rsid="001ec218"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1f2db2" officeooo:paragraph-rsid="001f2db2"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bold" officeooo:rsid="001ec218" officeooo:paragraph-rsid="001ec218" style:font-style-asian="normal" style:font-weight-asian="bold" style:font-style-complex="normal" style:font-weight-complex="bold"/>
    </style:style>
    <style:style style:name="T1" style:family="text">
      <style:text-properties officeooo:rsid="00037c5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bf63"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02d293" style:font-style-asian="normal" style:font-weight-asian="bold" style:font-style-complex="normal" style:font-weight-complex="bold"/>
    </style:style>
    <style:style style:name="T7" style:family="text">
      <style:text-properties fo:font-style="normal" fo:font-weight="bold" officeooo:rsid="0005781a" style:font-style-asian="normal" style:font-weight-asian="bold" style:font-style-complex="normal" style:font-weight-complex="bold"/>
    </style:style>
    <style:style style:name="T8" style:family="text">
      <style:text-properties fo:font-style="normal" fo:font-weight="bold" officeooo:rsid="00163044"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bf604" style:font-style-asian="normal" style:font-weight-asian="normal" style:font-style-complex="normal" style:font-weight-complex="normal"/>
    </style:style>
    <style:style style:name="T11" style:family="text">
      <style:text-properties fo:font-style="normal" fo:font-weight="normal" officeooo:rsid="000e76b5" style:font-style-asian="normal" style:font-weight-asian="normal" style:font-style-complex="normal" style:font-weight-complex="normal"/>
    </style:style>
    <style:style style:name="T12" style:family="text">
      <style:text-properties fo:font-style="normal" fo:font-weight="normal" officeooo:rsid="0011185b" style:font-style-asian="normal" style:font-weight-asian="normal" style:font-style-complex="normal" style:font-weight-complex="normal"/>
    </style:style>
    <style:style style:name="T13" style:family="text">
      <style:text-properties officeooo:rsid="00062f98"/>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1185b" style:font-weight-asian="normal" style:font-weight-complex="normal"/>
    </style:style>
    <style:style style:name="T17" style:family="text">
      <style:text-properties officeooo:rsid="0014d918"/>
    </style:style>
    <style:style style:name="T18" style:family="text">
      <style:text-properties officeooo:rsid="001630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niversidade Federal da Fronteira Sul</text:p>
      <text:p text:style-name="P16">Campus Chapecó – SC</text:p>
      <text:p text:style-name="P16">Ciência da Computação</text:p>
      <text:p text:style-name="P16">Tópicos Especiais em Desenvolvimento Web – 2017.1 – Matutino</text:p>
      <text:p text:style-name="P16">Jackson Henrique Hochscheidt</text:p>
      <text:p text:style-name="P21"/>
      <text:p text:style-name="P21"/>
      <text:p text:style-name="P17">Projeto 1 </text:p>
      <text:p text:style-name="P21"/>
      <text:p text:style-name="P21"/>
      <text:p text:style-name="P15">1. Tema do site</text:p>
      <text:p text:style-name="P19"/>
      <text:p text:style-name="P19"><text:tab/>Chamado de TripBook. O objetivo principal do site TripBook é auxiliar primeiramente mochileiros, mas também quaisquer outras pessoas que queiram viajar mas não definiram um destino, ou estão com problemas, seja de transporte, hospedagem ou precisam de um guia turístico mas não conseguem encontrar. </text:p>
      <text:p text:style-name="P19"><text:tab/>Para aqueles que estão querendo viajar mas não definiram um destino, o TripBook auxilia exibindo os lugares mais buscados ou com melhores avaliações dentro do site, ou ainda, disponibiliza uma ferramenta de busca por lugares, para que o cliente possa fazer uma busca personalizada.</text:p>
      <text:p text:style-name="P19"><text:tab/>Já para quem está querendo fazer uma excursão, ou uma viagem com a família ou amigos, e necessita de um guia turístico, para que possa ter uma melhor experiência durante a viagem, o TripBook dispõe de uma ferramenta que auxilia na busca por guias turísticos. E para aqueles que são guias turísticos e estão a procura de um emprego ou estão precisando de uma renda extra, terá uma ferramenta para que você possa oferecer seus serviços de guia turístico.</text:p>
      <text:p text:style-name="P19"><text:tab/>E quando o assunto é hospedagem, o TripBook dá dicas de locais próximos ao destino escolhido para que você possa escolher uma hospedagem bacana. Tanto para os mais exigentes, que estejam procurando um local mais confortável para descansar, como para aqueles que o orçamento seja apertado, o TripBook auxilia na melhor escolha para você. Lembrando que o site não disponibiliza preços ou reservas para os locais de hospedagem.</text:p>
      <text:p text:style-name="P22"><text:tab/><text:span text:style-name="T17">Existem pessoas que gostariam muito de viajar, mas muitas vezes a falta de um meio de transporte particular confortável para viajar, ou até mesmo pelo custo da viagem, deixar de ter novas experiências. Por isso o TripBook dispões de uma ferramenta para que os usuários do site possam oferecer ou procurar carona, diminuindo assim, custos de uma viagem, bem como possibilitando que mais pessoas possam viajar.</text:span></text:p>
      <text:p text:style-name="P22"/>
      <text:p text:style-name="P20">Observação: Todas as funcionalidades acima descritas ainda não estão funcionando, visto que a primeira parte do projeto visa apenas desenvolver o front-end da aplicação. </text:p>
      <text:p text:style-name="P21"/>
      <text:p text:style-name="P21"/>
      <text:p text:style-name="P14"><text:span text:style-name="T18">2. Componentes bootstrap (</text:span><text:a xlink:type="simple" xlink:href="http://getbootstrap.com/components/" text:style-name="Internet_20_link" text:visited-style-name="Visited_20_Internet_20_Link">http://getbootstrap.com/components/</text:a><text:span text:style-name="T18">) : </text:span></text:p>
      <text:p text:style-name="P24"/>
      <text:p text:style-name="P24"><text:span text:style-name="T14">Glyphicons</text:span> – Como esta primeira etapa do projeto visa fazer somente a página inicial, a mesma possui apenas um glyphicon com uma âncora para o topo da página. E um glyphicon de um botão dropdown para login/cadastro. Posteriormente, quando tiver a página de login e cadastro, por exemplo, glyphicons poderão ser mais utilizados como uma forma de legenda, ou de ajuda, nos campos de input.</text:p>
      <text:p text:style-name="P24"/>
      <text:p text:style-name="P24"><text:span text:style-name="T14">Dropdows</text:span> – Existe apenas um dropdown na página inicial, que <text:span text:style-name="T1">junto a</text:span>o glyphicon citado acima, mostram um menu de login/cadastro. <text:span text:style-name="T13">Apenas mostra o menu dropwdown, os botões/links que estão no menu ainda não estão funcionando, visto que as páginas de login, cadastro e alteração de senha serão implementadas posteriormente, quando for utilizado um banco de dados. </text:span></text:p>
      <text:p text:style-name="P24"><text:soft-page-break/></text:p>
      <text:p text:style-name="P25"><text:span text:style-name="T14">Navbar</text:span> – Utilizada uma navbar para um menu de navegação que está fixado no topo da página. <text:span text:style-name="T13">Os itens que pertencem ao navbar possuam âncoras para as sessões da página inicial.</text:span></text:p>
      <text:p text:style-name="P27"/>
      <text:p text:style-name="P26"><text:span text:style-name="T14">Page-Header </text:span>– Utilizados nos títulos de cada sessão. </text:p>
      <text:p text:style-name="P26"/>
      <text:p text:style-name="P26"><text:span text:style-name="T14">Thumbnail</text:span> – Utilizado nas imagens da sessão <text:span text:style-name="T2">Lugares</text:span><text:span text:style-name="T3">. </text:span></text:p>
      <text:p text:style-name="P7"/>
      <text:p text:style-name="P7"/>
      <text:p text:style-name="P7"/>
      <text:p text:style-name="P23"><text:span text:style-name="T8">3. </text:span><text:span text:style-name="T6">Elementos </text:span><text:span text:style-name="T8">bootstrap javascript (</text:span><text:a xlink:type="simple" xlink:href="http://getbootstrap.com/javascript/" text:style-name="Internet_20_link" text:visited-style-name="Visited_20_Internet_20_Link"><text:span text:style-name="T7">http://getbootstrap.com/javascript/</text:span></text:a><text:span text:style-name="T8">) :</text:span></text:p>
      <text:p text:style-name="P1"/>
      <text:p text:style-name="P18"><text:span text:style-name="T7">C</text:span><text:span text:style-name="T5">arousel</text:span><text:span text:style-name="T3"> – Foi utilizado um carousel que aparece como conteúdo principal na página inicial, </text:span><text:span text:style-name="T4">contendo quadro imagens. Uma </text:span><text:span text:style-name="T3">imagem para cada funcionalidade do site. </text:span><text:span text:style-name="T4">Junto de cada item do carousel possuem um breve título de o que seria cada sessão, bem como um botão, que ao ser clicado, direciona para a sessão correspondente.</text:span></text:p>
      <text:p text:style-name="P2"/>
      <text:p text:style-name="P12"><text:span text:style-name="T4">S</text:span><text:span text:style-name="T3">crollspy</text:span><text:span text:style-name="T9"> – Scrollspy foi definido na tag &lt;body&gt; onde ele atualiza automaticamente em que posição da página o usuário se encontra conforme a posição de rolagem </text:span><text:span text:style-name="T11">da página.</text:span></text:p>
      <text:p text:style-name="P9"/>
      <text:p text:style-name="P13"><text:span text:style-name="T3">Collapse</text:span><text:span text:style-name="T9"> – </text:span><text:span text:style-name="T12">A</text:span><text:span text:style-name="T10">ccordion do componente Collapse foi utilizado na aba Lugares para exibir algumas dicas de lugares para se viajar. Onde possuem 4 lugares, e cada lugar é um item do accordion, que clicando no nome do lugar o mesmo é expandido, exibindo uma imagem e uma breve descrição do lugar, com um botão para maiores informações.</text:span></text:p>
      <text:p text:style-name="P2"/>
      <text:p text:style-name="P4">Tooltips<text:span text:style-name="T15"> – </text:span><text:span text:style-name="T16">Foram utilizados tooltips nos botões que “linkam” para páginas que ainda não foram implementadas e/ou que precisam de login no sistema para utilizarem a ferramenta. Para alguns tooltips a mensagem é avisando ao usuário que a página a qual o botão está “linkando” ainda não foi implementada, ou uma mensagem informando que para utilizar aquela ferramente o usuário deve estar logado. </text:span></text:p>
      <text:p text:style-name="P10"/>
      <text:p text:style-name="P5">Alert<text:span text:style-name="T15"> – Foi utilizado um alert na aba hospedagem, onde antes do botão que direciona o usuário para as buscas por hotéis, pousadas, hosteis, há um aviso (alert-warning) informando o usuário que o sistema não disponibiliza valores e/ou reservas nesses locais, mas apenas auxilia na localização dos mesmos. </text:span></text:p>
      <text:p text:style-name="P11"/>
      <text:p text:style-name="P6">Modal – <text:span text:style-name="T15">Um modal é utilizado ao clicar no botão de login que fica no canto superior direito da barra de navegação. Abrindo um modal na tela para que o usuário faça login no sistema. Porém a parte de autenticação do login (validação de login e senha e abrir sessão do usuário no sistema não foram implementadas). </text:span></text:p>
      <text:p text:style-name="P3"/>
      <text:p text:style-name="P3"/>
      <text:p text:style-name="P8">Projeto 2</text:p>
      <text:p text:style-name="P8"/>
      <text:p text:style-name="P28"/>
      <text:p text:style-name="P31">1. Layout</text:p>
      <text:p text:style-name="P29"/>
      <text:p text:style-name="P29">No projeto 2 foi alterada a organização do layout em templates. Foi criado um template para o slider da aplicação, e um template para cada seção principal do site. Foi criado também um template para o modal de login no sistema. </text:p>
      <text:p text:style-name="P29"/>
      <text:p text:style-name="P30"><text:soft-page-break/>Também foi adicionado um botão para adicionar novos lugares no sistema. Na adição de novos lugares é solicitado um identificador do lugar, para posterior identificação do mesmo; o nome o lugar, a descrição do novo lugar e uma imagem do lugar. Os dados da adição são inseridos no banco de dados, exceto a imagem, que não foi possível fazer a inserção da mesma no sistema. </text:p>
      <text:p text:style-name="P29"/>
      <text:p text:style-name="P31">2. Banco de dados</text:p>
      <text:p text:style-name="P29">Foi criada uma coleção no banco de dados, que armazena informações dos lugares (Nome do lugar, descrição, caminho/diretório do arquivo de imagem do lugar, bem como um id para identificação do mesmo).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3:46:29.428000000</meta:creation-date>
    <dc:date>2017-07-08T14:02:41.687615916</dc:date>
    <meta:editing-duration>PT5H22M18S</meta:editing-duration>
    <meta:editing-cycles>17</meta:editing-cycles>
    <meta:generator>LibreOffice/5.1.6.2$Linux_X86_64 LibreOffice_project/10m0$Build-2</meta:generator>
    <meta:document-statistic meta:table-count="0" meta:image-count="0" meta:object-count="0" meta:page-count="3" meta:paragraph-count="32" meta:word-count="972" meta:character-count="6059" meta:non-whitespace-character-count="5087"/>
  </office:meta>
</office:document-meta>
</file>